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82A000045F9FB2B705B.svm" manifest:media-type=""/>
  <manifest:file-entry manifest:full-path="Pictures/200000090000656500003BBEDF433AE5.svm" manifest:media-type=""/>
  <manifest:file-entry manifest:full-path="Pictures/2000000900004D0000002747459FF787.svm" manifest:media-type=""/>
  <manifest:file-entry manifest:full-path="Pictures/20000009000044F1000028EFDD590AEB.svm" manifest:media-type=""/>
  <manifest:file-entry manifest:full-path="Pictures/200000090000512300002A2C56A3F70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Roboto Cn1" svg:font-family="'Roboto Cn'" style:font-family-generic="swiss"/>
    <style:font-face style:name="Roboto Cn" svg:font-family="'Roboto C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Roboto Cn2" svg:font-family="'Roboto Cn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6.218cm"/>
    </style:style>
    <style:style style:name="Table1.B" style:family="table-column">
      <style:table-column-properties style:column-width="12.039cm"/>
    </style:style>
    <style:style style:name="Table1.C" style:family="table-column">
      <style:table-column-properties style:column-width="7.4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1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3.201cm" style:rel-column-width="1815*"/>
    </style:style>
    <style:style style:name="Table2.B" style:family="table-column">
      <style:table-column-properties style:column-width="4.18cm" style:rel-column-width="2370*"/>
    </style:style>
    <style:style style:name="Table2.C" style:family="table-column">
      <style:table-column-properties style:column-width="3.942cm" style:rel-column-width="2235*"/>
    </style:style>
    <style:style style:name="Table2.D" style:family="table-column">
      <style:table-column-properties style:column-width="3.704cm" style:rel-column-width="2100*"/>
    </style:style>
    <style:style style:name="Table2.E" style:family="table-column">
      <style:table-column-properties style:column-width="6.387cm" style:rel-column-width="3621*"/>
    </style:style>
    <style:style style:name="Table2.F" style:family="table-column">
      <style:table-column-properties style:column-width="4.284cm" style:rel-column-width="242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1aa8"/>
    </style:style>
    <style:style style:name="P2" style:family="paragraph" style:parent-style-name="Standard">
      <style:text-properties officeooo:paragraph-rsid="0012a69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a693" officeooo:paragraph-rsid="0012a693" style:font-weight-asian="bold" style:font-weight-complex="bold"/>
    </style:style>
    <style:style style:name="P4" style:family="paragraph" style:parent-style-name="Standard">
      <style:text-properties officeooo:paragraph-rsid="001a4354"/>
    </style:style>
    <style:style style:name="P5" style:family="paragraph" style:parent-style-name="Standard">
      <style:text-properties officeooo:paragraph-rsid="00282922"/>
    </style:style>
    <style:style style:name="P6" style:family="paragraph" style:parent-style-name="Table_20_Contents">
      <style:text-properties officeooo:paragraph-rsid="000bc738"/>
    </style:style>
    <style:style style:name="P7" style:family="paragraph" style:parent-style-name="Table_20_Contents">
      <style:text-properties officeooo:paragraph-rsid="000d94f3"/>
    </style:style>
    <style:style style:name="P8" style:family="paragraph" style:parent-style-name="Table_20_Contents">
      <style:text-properties officeooo:paragraph-rsid="000f296c"/>
    </style:style>
    <style:style style:name="P9" style:family="paragraph" style:parent-style-name="Table_20_Contents">
      <style:text-properties officeooo:paragraph-rsid="0014c9dc"/>
    </style:style>
    <style:style style:name="P10" style:family="paragraph" style:parent-style-name="Table_20_Contents">
      <style:text-properties officeooo:paragraph-rsid="0018cbde"/>
    </style:style>
    <style:style style:name="P11" style:family="paragraph" style:parent-style-name="Table_20_Contents">
      <style:text-properties officeooo:rsid="000bc738" officeooo:paragraph-rsid="000bc738"/>
    </style:style>
    <style:style style:name="P12" style:family="paragraph" style:parent-style-name="Table_20_Contents">
      <style:text-properties officeooo:rsid="000bc738" officeooo:paragraph-rsid="001fe3b5"/>
    </style:style>
    <style:style style:name="P13" style:family="paragraph" style:parent-style-name="Table_20_Contents">
      <style:text-properties officeooo:rsid="000d1bf6" officeooo:paragraph-rsid="000d1bf6"/>
    </style:style>
    <style:style style:name="P14" style:family="paragraph" style:parent-style-name="Table_20_Contents">
      <style:text-properties officeooo:rsid="000d9472" officeooo:paragraph-rsid="000d9472"/>
    </style:style>
    <style:style style:name="P15" style:family="paragraph" style:parent-style-name="Table_20_Contents">
      <style:text-properties officeooo:rsid="000d94f3"/>
    </style:style>
    <style:style style:name="P16" style:family="paragraph" style:parent-style-name="Table_20_Contents">
      <style:text-properties officeooo:rsid="000d94f3" officeooo:paragraph-rsid="000d94f3"/>
    </style:style>
    <style:style style:name="P17" style:family="paragraph" style:parent-style-name="Table_20_Contents">
      <style:text-properties officeooo:rsid="000d94f3" officeooo:paragraph-rsid="0018cbde"/>
    </style:style>
    <style:style style:name="P18" style:family="paragraph" style:parent-style-name="Table_20_Contents">
      <style:text-properties officeooo:rsid="000f296c" officeooo:paragraph-rsid="000f296c"/>
    </style:style>
    <style:style style:name="P19" style:family="paragraph" style:parent-style-name="Table_20_Contents">
      <style:text-properties fo:font-weight="bold" officeooo:rsid="00112130" officeooo:paragraph-rsid="00112130" style:font-weight-asian="bold" style:font-weight-complex="bold"/>
    </style:style>
    <style:style style:name="P20" style:family="paragraph" style:parent-style-name="Table_20_Contents">
      <style:text-properties fo:font-style="normal" fo:font-weight="bold" officeooo:rsid="00128dab" officeooo:paragraph-rsid="00128dab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fo:font-style="normal" fo:font-weight="bold" officeooo:rsid="000d94f3" officeooo:paragraph-rsid="0018cbde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officeooo:rsid="0018cbde" officeooo:paragraph-rsid="0018cbde"/>
    </style:style>
    <style:style style:name="P23" style:family="paragraph" style:parent-style-name="Table_20_Contents">
      <style:text-properties officeooo:rsid="000faae2" officeooo:paragraph-rsid="000d94f3"/>
    </style:style>
    <style:style style:name="P24" style:family="paragraph" style:parent-style-name="Table_20_Contents">
      <style:text-properties officeooo:rsid="0014c9dc" officeooo:paragraph-rsid="0014c9dc"/>
    </style:style>
    <style:style style:name="P25" style:family="paragraph" style:parent-style-name="Table_20_Contents">
      <style:text-properties officeooo:rsid="001a4354" officeooo:paragraph-rsid="001a4354"/>
    </style:style>
    <style:style style:name="P26" style:family="paragraph" style:parent-style-name="Table_20_Contents">
      <style:text-properties officeooo:rsid="001fe3b5" officeooo:paragraph-rsid="001fe3b5"/>
    </style:style>
    <style:style style:name="P27" style:family="paragraph" style:parent-style-name="Table_20_Heading">
      <style:text-properties officeooo:rsid="000bc738"/>
    </style:style>
    <style:style style:name="P28" style:family="paragraph" style:parent-style-name="Table_20_Heading">
      <style:text-properties officeooo:paragraph-rsid="001fe3b5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able_20_Heading">
      <style:text-properties officeooo:paragraph-rsid="00328be2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 style:list-style-name="L2">
      <style:text-properties officeooo:rsid="00131aa8" officeooo:paragraph-rsid="00131aa8"/>
    </style:style>
    <style:style style:name="P33" style:family="paragraph" style:parent-style-name="Standard">
      <style:text-properties officeooo:paragraph-rsid="00328be2"/>
    </style:style>
    <style:style style:name="P34" style:family="paragraph" style:parent-style-name="Table_20_Contents">
      <style:text-properties officeooo:rsid="00231aee" officeooo:paragraph-rsid="00231aee"/>
    </style:style>
    <style:style style:name="P35" style:family="paragraph" style:parent-style-name="Table_20_Contents">
      <style:text-properties fo:font-style="normal" fo:font-weight="bold" officeooo:rsid="00128dab" officeooo:paragraph-rsid="00128dab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officeooo:rsid="0029d864" officeooo:paragraph-rsid="0029d864"/>
    </style:style>
    <style:style style:name="P37" style:family="paragraph" style:parent-style-name="Table_20_Contents">
      <style:text-properties officeooo:rsid="0026c918" officeooo:paragraph-rsid="0026c918"/>
    </style:style>
    <style:style style:name="P38" style:family="paragraph" style:parent-style-name="Table_20_Contents">
      <style:text-properties officeooo:rsid="00229fbc" officeooo:paragraph-rsid="00229fbc"/>
    </style:style>
    <style:style style:name="P39" style:family="paragraph" style:parent-style-name="Table_20_Contents">
      <style:text-properties fo:font-weight="bold" officeooo:rsid="0026c918" officeooo:paragraph-rsid="0026c918" style:font-weight-asian="bold" style:font-weight-complex="bold"/>
    </style:style>
    <style:style style:name="P40" style:family="paragraph" style:parent-style-name="Table_20_Contents">
      <style:text-properties officeooo:rsid="0024c993" officeooo:paragraph-rsid="0024c993"/>
    </style:style>
    <style:style style:name="P41" style:family="paragraph" style:parent-style-name="Table_20_Contents">
      <style:text-properties officeooo:paragraph-rsid="0031f6d6"/>
    </style:style>
    <style:style style:name="P42" style:family="paragraph" style:parent-style-name="Table_20_Contents">
      <style:text-properties fo:font-style="italic" officeooo:paragraph-rsid="0031f6d6" style:font-style-asian="italic" style:font-style-complex="italic"/>
    </style:style>
    <style:style style:name="P43" style:family="paragraph" style:parent-style-name="Table_20_Contents">
      <style:text-properties officeooo:paragraph-rsid="00328be2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bc738"/>
    </style:style>
    <style:style style:name="T2" style:family="text">
      <style:text-properties officeooo:rsid="000d1bf6"/>
    </style:style>
    <style:style style:name="T3" style:family="text">
      <style:text-properties style:text-underline-style="solid" style:text-underline-width="auto" style:text-underline-color="font-color" fo:font-weight="bold" officeooo:rsid="0012a693" style:font-weight-asian="bold" style:font-weight-complex="bold"/>
    </style:style>
    <style:style style:name="T4" style:family="text">
      <style:text-properties officeooo:rsid="000d94f3"/>
    </style:style>
    <style:style style:name="T5" style:family="text">
      <style:text-properties officeooo:rsid="000deaa8"/>
    </style:style>
    <style:style style:name="T6" style:family="text">
      <style:text-properties officeooo:rsid="000f296c"/>
    </style:style>
    <style:style style:name="T7" style:family="text">
      <style:text-properties officeooo:rsid="000faae2"/>
    </style:style>
    <style:style style:name="T8" style:family="text">
      <style:text-properties officeooo:rsid="0012a693"/>
    </style:style>
    <style:style style:name="T9" style:family="text">
      <style:text-properties officeooo:rsid="00131aa8"/>
    </style:style>
    <style:style style:name="T10" style:family="text">
      <style:text-properties officeooo:rsid="0014c9dc"/>
    </style:style>
    <style:style style:name="T11" style:family="text">
      <style:text-properties officeooo:rsid="0016eae2"/>
    </style:style>
    <style:style style:name="T12" style:family="text">
      <style:text-properties officeooo:rsid="0018cbde"/>
    </style:style>
    <style:style style:name="T13" style:family="text">
      <style:text-properties officeooo:rsid="001a4354"/>
    </style:style>
    <style:style style:name="T14" style:family="text">
      <style:text-properties officeooo:rsid="001c147e"/>
    </style:style>
    <style:style style:name="T15" style:family="text">
      <style:text-properties officeooo:rsid="001dc8ed"/>
    </style:style>
    <style:style style:name="T16" style:family="text">
      <style:text-properties officeooo:rsid="001f175a"/>
    </style:style>
    <style:style style:name="T17" style:family="text">
      <style:text-properties officeooo:rsid="001fe3b5"/>
    </style:style>
    <style:style style:name="T18" style:family="text">
      <style:text-properties officeooo:rsid="00206629"/>
    </style:style>
    <style:style style:name="T19" style:family="text">
      <style:text-properties officeooo:rsid="00213b25"/>
    </style:style>
    <style:style style:name="T20" style:family="text">
      <style:text-properties officeooo:rsid="0024c993"/>
    </style:style>
    <style:style style:name="T21" style:family="text">
      <style:text-properties officeooo:rsid="0026c918"/>
    </style:style>
    <style:style style:name="T22" style:family="text">
      <style:text-properties officeooo:rsid="00282922"/>
    </style:style>
    <style:style style:name="T23" style:family="text">
      <style:text-properties officeooo:rsid="0029b0d8"/>
    </style:style>
    <style:style style:name="T24" style:family="text">
      <style:text-properties officeooo:rsid="0029d864"/>
    </style:style>
    <style:style style:name="T25" style:family="text">
      <style:text-properties officeooo:rsid="0031f6d6"/>
    </style:style>
    <style:style style:name="T26" style:family="text">
      <style:text-properties officeooo:rsid="00328be2"/>
    </style:style>
    <style:style style:name="T27" style:family="text">
      <style:text-properties style:use-window-font-color="true" style:text-outline="false" style:text-line-through-style="none" style:text-position="0% 100%" style:font-name="Roboto Cn1" fo:font-size="10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From: </text:span><text:a xlink:type="simple" xlink:href="http://wiki.hl7.org/index.php?title=HL7_Tooling_Challenge"><text:span text:style-name="T9">http://wiki.hl7.org/index.php?title=HL7_Tooling_Challenge</text:span></text:a><text:span text:style-name="T9"> </text:span></text:p>
      <text:p text:style-name="P1"><text:span text:style-name="T8">“Challenge: Produce a UML Profile for MIF Static Models - This is a task so that other modeling tools have a chance to be configured to understand MIF. </text:span><text:span text:style-name="T9">Produce a UML Profile for MIF Static Models - This is a task so that other modeling tools have a chance to be configured to understand MIF </text:span></text:p>
      <text:list xml:id="list8695085697297033181" text:style-name="L2">
        <text:list-item>
          <text:p text:style-name="P32">Document a UML Profile for the semantics in the MIF representation of the RIM and other derived models - identifying those concepts that cannot be expressed in UML Profile language to provide to OMG for possible extension of UML </text:p>
        </text:list-item>
        <text:list-item>
          <text:p text:style-name="P32">Using the resulting UML Profile, adapt Enterprise Architect to express the proper HL7 stereotypes as a proof of concept. An example would be enumerations for the drop down stereotypes for a concept domain, code system or value set. A further example would be a class could be an Act, Entity, or Role”</text:p>
        </text:list-item>
      </text:list>
      <text:p text:style-name="P2"><text:span text:style-name="T8">UML Profile + import / exporter or through an MIF &gt; XMI transform → </text:span><text:span text:style-name="T3">Using MAX as intermediate???</text:span></text:p>
      <text:p text:style-name="P3"/>
      <text:p text:style-name="P4">Also look at: <text:a xlink:type="simple" xlink:href="http://wiki.hl7.org/index.php?title=Requirements-Static_Model">http://wiki.hl7.org/index.php?title=Requirements-Static_Model</text:a> </text:p>
      <text:p text:style-name="P4"/>
      <text:p text:style-name="P4"><text:span text:style-name="T22">HD versions have derivedFrom 1 (RIM) and 2 (DMIM/</text:span><text:span text:style-name="T23">RM</text:span><text:span text:style-name="T22">)</text:span></text:p>
      <text:p text:style-name="P5"><text:span text:style-name="T22">MT versions have derivedFrom 1 (RIM) , 2 (DMIM/</text:span><text:span text:style-name="T23">RM</text:span><text:span text:style-name="T22">) and 3 (RMIM/</text:span><text:span text:style-name="T23">HD</text:span><text:span text:style-name="T22">)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MIF Element</text:p>
            </table:table-cell>
            <table:table-cell table:style-name="Table1.A1" office:value-type="string">
              <text:p text:style-name="P28"><text:span text:style-name="T17">Example XML from NE2013 MIF's </text:span><text:span text:style-name="T18">2.1.</text:span><text:span text:style-name="T19">6</text:span></text:p>
            </table:table-cell>
            <table:table-cell table:style-name="Table1.C1" office:value-type="string">
              <text:p text:style-name="P27">UML Element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T17">s</text:span>taticMode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../<text:span text:style-name="T17">packageLocation</text:span></text:p>
          </table:table-cell>
          <table:table-cell table:style-name="Table1.A2" office:value-type="string">
            <text:p text:style-name="P26">&lt;mif:packageLocation realmNamespace="UV" artifact="MT" root="DEFN" section="IM" subSection="CO"</text:p>
            <text:p text:style-name="P26"><text:s text:c="24"/>domain="CT"</text:p>
            <text:p text:style-name="P26"><text:s text:c="24"/>version="03"</text:p>
            <text:p text:style-name="P26"><text:s text:c="24"/>id="150003"/&gt;</text:p>
            <text:p text:style-name="P26"/>
            <text:p text:style-name="P26">&lt;packageLocation combinedId="DEFN=UV=VO=1175-20120802" root="DEFN" artifact="VO"</text:p>
            <text:p text:style-name="P26"><text:s text:c="20"/>realmNamespace="UV"</text:p>
            <text:p text:style-name="P26"><text:s text:c="20"/>version="1175-20120802"/&gt;</text:p>
          </table:table-cell>
          <table:table-cell table:style-name="Table1.C2" office:value-type="string">
            <text:p text:style-name="P12">Package with &lt;<text:span text:style-name="T13">S</text:span>taticModel&gt; stereotype</text:p>
            <text:p text:style-name="P26">and tagged values for elements</text:p>
            <text:p text:style-name="P26"/>
            <text:p text:style-name="P26">How is combinedId constructed?</text:p>
          </table:table-cell>
        </table:table-row>
        <table:table-row>
          <table:table-cell table:style-name="Table1.A2" office:value-type="string">
            <text:p text:style-name="P11">../graphicRepresenta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><text:span text:style-name="T13">Class </text:span>Diagram</text:p>
          </table:table-cell>
        </table:table-row>
        <table:table-row>
          <table:table-cell table:style-name="Table1.A2" office:value-type="string">
            <text:p text:style-name="P11">../derivedFrom [0..*]</text:p>
          </table:table-cell>
          <table:table-cell table:style-name="Table1.A2" office:value-type="string">
            <text:p text:style-name="P13">&lt;mif:derivedFrom staticModelDerivationId="2"&gt;</text:p>
            <text:p text:style-name="P13"><text:s text:c="6"/>&lt;mif:targetStaticModel realmNamespace="UV" artifact="RM" root="DEFN" section="IM" subSection="CO"</text:p>
            <text:p text:style-name="P13"><text:s text:c="29"/>domain="CT"</text:p>
            <text:p text:style-name="P13"><text:s text:c="29"/>version="03"</text:p>
            <text:p text:style-name="P13"><text:s text:c="29"/>id="150003"/&gt;</text:p>
            <text:p text:style-name="P13"><text:s text:c="3"/>&lt;/mif:derivedFrom&gt;</text:p>
          </table:table-cell>
          <table:table-cell table:style-name="Table1.C2" office:value-type="string">
            <text:p text:style-name="P11">Extends other staticModel package</text:p>
            <text:p text:style-name="P11">association with &lt;extends&gt; stereotype</text:p>
            <text:p text:style-name="P34">used in classes/attributes derivedFrom</text:p>
          </table:table-cell>
        </table:table-row>
        <text:soft-page-break/>
        <table:table-row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25">Package &lt;import&gt; ../import* packaged</text:p>
          </table:table-cell>
          <table:table-cell table:style-name="Table1.C6" office:value-type="string">
            <text:p text:style-name="P25">Package Diagram</text:p>
          </table:table-cell>
        </table:table-row>
        <table:table-row>
          <table:table-cell table:style-name="Table1.A6" office:value-type="string">
            <text:p text:style-name="P6">../<text:span text:style-name="T1">importedDatatypeModelPackage</text:span></text:p>
          </table:table-cell>
          <table:table-cell table:style-name="Table1.A6" office:value-type="string">
            <text:p text:style-name="P13"><text:s text:c="2"/>&lt;mif:importedDatatypeModelPackage realmNamespace="UV" artifact="DT" root="DEFN" version="2.0"/&gt;</text:p>
          </table:table-cell>
          <table:table-cell table:style-name="Table1.C6" office:value-type="string">
            <text:p text:style-name="P11">Package with &lt;<text:span text:style-name="T13">D</text:span>atatypeModel&gt; stereotype</text:p>
            <text:p text:style-name="P11">association with &lt;import&gt; stereotype</text:p>
          </table:table-cell>
        </table:table-row>
        <table:table-row>
          <table:table-cell table:style-name="Table1.A6" office:value-type="string">
            <text:p text:style-name="P11">../importedVocabularyModelPackage</text:p>
          </table:table-cell>
          <table:table-cell table:style-name="Table1.A6" office:value-type="string">
            <text:p text:style-name="P13">&lt;mif:importedVocabularyModelPackage realmNamespace="UV" artifact="VO" root="DEFN" version="1175-20120802"/&gt;</text:p>
          </table:table-cell>
          <table:table-cell table:style-name="Table1.C6" office:value-type="string">
            <text:p text:style-name="P11">Package with &lt;<text:span text:style-name="T13">Vo</text:span>cabModel&gt; stereotype</text:p>
            <text:p text:style-name="P11">association with &lt;import&gt; stereotype</text:p>
          </table:table-cell>
        </table:table-row>
        <table:table-row>
          <table:table-cell table:style-name="Table1.A6" office:value-type="string">
            <text:p text:style-name="P6">../<text:span text:style-name="T1">importedCommonModelElementPackage</text:span></text:p>
          </table:table-cell>
          <table:table-cell table:style-name="Table1.A6" office:value-type="string">
            <text:p text:style-name="P13">&lt;mif:importedCommonModelElementPackage realmNamespace="UV" artifact="IFC" root="DEFN" version="1.12.2"/&gt;</text:p>
          </table:table-cell>
          <table:table-cell table:style-name="Table1.C6" office:value-type="string">
            <text:p text:style-name="P11">Package with &lt;commonModelElement&gt; stereotype</text:p>
            <text:p text:style-name="P11">association with &lt;import&gt; stereotype</text:p>
          </table:table-cell>
        </table:table-row>
        <table:table-row>
          <table:table-cell table:style-name="Table1.A2" office:value-type="string">
            <text:p text:style-name="Table_20_Contents">../<text:span text:style-name="T2">entryPoint</text:span></text:p>
          </table:table-cell>
          <table:table-cell table:style-name="Table1.A2" office:value-type="string">
            <text:p text:style-name="P13">&lt;mif:entryPoint graphicLinkId="FDBCCBEC-5336-7515-C169-F43308ACADA7" id="COCT_MT150003UV03"</text:p>
            <text:p text:style-name="P13"><text:s text:c="19"/>name="E_Organization contact"</text:p>
            <text:p text:style-name="P13"><text:s text:c="19"/>className="Organization"&gt;</text:p>
            <text:p text:style-name="P13"><text:s text:c="6"/>&lt;mif:annotations&gt;</text:p>
            <text:p text:style-name="P13"><text:s text:c="9"/>&lt;mif:documentation&gt;</text:p>
            <text:p text:style-name="P13"><text:s text:c="12"/>&lt;mif:description&gt;</text:p>
            <text:p text:style-name="P13"><text:s text:c="15"/>&lt;mif:text&gt;16 Mar 2004 Specification of information to contact an organization Property-contextConductionStyle: I &lt;/mif:text&gt;</text:p>
            <text:p text:style-name="P13"><text:s text:c="12"/>&lt;/mif:description&gt;</text:p>
            <text:p text:style-name="P13"><text:s text:c="9"/>&lt;/mif:documentation&gt;</text:p>
            <text:p text:style-name="P13"><text:s text:c="6"/>&lt;/mif:annotations&gt;</text:p>
            <text:p text:style-name="P13"><text:s text:c="3"/>&lt;/mif:entryPoint&gt;</text:p>
          </table:table-cell>
          <table:table-cell table:style-name="Table1.C2" office:value-type="string">
            <text:p text:style-name="P14"><text:span text:style-name="T14">Interface</text:span> in diagram that is the entryPoint to the model</text:p>
            <text:p text:style-name="P14">{root} <text:span text:style-name="T15">on referenced class</text:span>? Or stereotype with &lt;<text:span text:style-name="T13">E</text:span>ntryPoint&gt;</text:p>
          </table:table-cell>
        </table:table-row>
        <table:table-row>
          <table:table-cell table:style-name="Table1.A2" office:value-type="string">
            <text:p text:style-name="Table_20_Contents">../<text:span text:style-name="T4">containedClass </text:span><text:span text:style-name="T5">[0..*] </text:span><text:span text:style-name="T4">/class</text:span></text:p>
            <text:p text:style-name="P16">class/@name,@isAbstract</text:p>
            <text:p text:style-name="P15">class/derivedFrom</text:p>
            <text:p text:style-name="P16">class/attribute/@name,@sortKey</text:p>
            <text:p text:style-name="P16">@min,@max</text:p>
            <text:p text:style-name="P16">../conformance</text:p>
            <text:p text:style-name="P16">../isMandatory</text:p>
            <text:p text:style-name="P16">../isImmutable</text:p>
            <text:p text:style-name="P7"><text:span text:style-name="T4">class/attribute/derivedFrom</text:span><text:span text:style-name="T4"><office:annotation><dc:creator>Unknown Author</dc:creator><dc:date>2013-06-09T13:08:36</dc:date><text:list text:style-name=""><text:list-item><text:p text:style-name="P44"><text:span text:style-name="T27">EA Redefined Property!</text:span></text:p></text:list-item></text:list></office:annotation></text:span></text:p>
            <text:p text:style-name="P16">class/attribute/type</text:p>
          </table:table-cell>
          <table:table-cell table:style-name="Table1.A2" office:value-type="string">
            <text:p text:style-name="P18"><text:s text:c="3"/>&lt;mif:containedClass&gt;</text:p>
            <text:p text:style-name="P18"><text:s text:c="6"/>&lt;mif:class graphicLinkId="E78EAD12-3A66-47FF-485C-267B221619FF" name="ContactParty"</text:p>
            <text:p text:style-name="P18"><text:s text:c="17"/>isAbstract="false"&gt;</text:p>
            <text:p text:style-name="P18"><text:s text:c="9"/>&lt;mif:derivedFrom staticModelDerivationId="1" className="Role"/&gt;</text:p>
            <text:p text:style-name="P18"><text:s text:c="9"/>&lt;mif:derivedFrom staticModelDerivationId="2" className="ContactParty"/&gt;</text:p>
            <text:p text:style-name="P18"><text:s text:c="9"/>&lt;mif:derivedFrom staticModelDerivationId="3" className="ContactParty"/&gt;</text:p>
            <text:p text:style-name="P18"><text:s text:c="9"/>&lt;mif:attribute name="classCode" sortKey="1" minimumMultiplicity="1" maximumMultiplicity="1"</text:p>
            <text:p text:style-name="P18"><text:soft-page-break/><text:s text:c="24"/>conformance="R"</text:p>
            <text:p text:style-name="P18"><text:s text:c="24"/>isMandatory="true"</text:p>
            <text:p text:style-name="P18"><text:s text:c="24"/>isImmutable="true"&gt;</text:p>
            <text:p text:style-name="P18"><text:s text:c="12"/>&lt;mif:derivedFrom staticModelDerivationId="1" className="Role" attributeName="classCode"/&gt;</text:p>
            <text:p text:style-name="P18"><text:s text:c="12"/>&lt;mif:derivedFrom staticModelDerivationId="2" className="ContactParty" attributeName="classCode"/&gt;</text:p>
            <text:p text:style-name="P18"><text:s text:c="12"/>&lt;mif:derivedFrom staticModelDerivationId="3" className="ContactParty" attributeName="classCode"/&gt;</text:p>
            <text:p text:style-name="P18"><text:s text:c="12"/>&lt;mif:type name="CS"/&gt;</text:p>
            <text:p text:style-name="P18"><text:s text:c="12"/>&lt;mif:vocabulary&gt;</text:p>
            <text:p text:style-name="P18"><text:s text:c="15"/>&lt;mif:valueSet name="RoleClassContact" rootCode="CON" codingStrength="CNE"/&gt;</text:p>
            <text:p text:style-name="P18"><text:s text:c="12"/>&lt;/mif:vocabulary&gt;</text:p>
            <text:p text:style-name="P18"><text:s text:c="9"/>&lt;/mif:attribute&gt;</text:p>
          </table:table-cell>
          <table:table-cell table:style-name="Table1.C2" office:value-type="string">
            <text:p text:style-name="P16">Class</text:p>
            <text:p text:style-name="P16">name,abstract</text:p>
            <text:p text:style-name="P16">super classes <text:span text:style-name="T16">(derivedFrom)</text:span></text:p>
            <text:p text:style-name="P16">name, TPos (EA)</text:p>
            <text:p text:style-name="P16">..</text:p>
            <text:p text:style-name="P17"/>
            <text:p text:style-name="P19">&lt;mif:derivedFrom staticModelDerivationId="1" className="Role"/&gt; → base RIM classes!</text:p>
            <text:p text:style-name="P20">&lt;mif:derivedFrom staticModelDerivationId="2" className="ContactParty"/&gt; → from DMIM?</text:p>
            <text:p text:style-name="P20"/>
            <text:p text:style-name="P22"><text:soft-page-break/><text:span text:style-name="T24">Attribute with “</text:span>HL7attribute”</text:p>
            <text:p text:style-name="P10"><text:span text:style-name="T4">conformance tagged value, </text:span><text:span text:style-name="T12">mandatory</text:span><text:span text:style-name="T11"> </text:span><text:span text:style-name="T12">tv's</text:span></text:p>
            <text:p text:style-name="P10"><text:span text:style-name="T4">read-only </text:span><text:span text:style-name="T11">→ const</text:span></text:p>
            <text:p text:style-name="P36">mif:businessName → attribute.alias</text:p>
            <text:p text:style-name="P21"/>
          </table:table-cell>
        </table:table-row>
        <table:table-row>
          <table:table-cell table:style-name="Table1.A2" office:value-type="string">
            <text:p text:style-name="Table_20_Contents">../<text:span text:style-name="T4">association</text:span></text:p>
          </table:table-cell>
          <table:table-cell table:style-name="Table1.A2" office:value-type="string">
            <text:p text:style-name="P18"><text:s text:c="3"/>&lt;mif:association graphicLinkId="0D2DEB90-E504-18ED-32A1-12B5802FB104" sortKey="1"&gt;</text:p>
            <text:p text:style-name="P8"><text:span text:style-name="T6"><text:s text:c="6"/>&lt;mif:traversableConnection name="contactPerson" </text:span><text:span text:style-name="T6">minimumMultiplicity="0" maximumMultiplicity="1"</text:span></text:p>
            <text:p text:style-name="P18"><text:s text:c="33"/>isMandatory="false"</text:p>
            <text:p text:style-name="P18"><text:s text:c="33"/>sortKey="AZ"</text:p>
            <text:p text:style-name="P18"><text:s text:c="33"/>participantClassName="Person"&gt;</text:p>
            <text:p text:style-name="P18"><text:s text:c="9"/>&lt;mif:derivedFrom staticModelDerivationId="1" className="Role" associationEndName="player"/&gt;</text:p>
            <text:p text:style-name="P18"><text:s text:c="9"/>&lt;mif:derivedFrom staticModelDerivationId="2" className="ContactParty"</text:p>
            <text:p text:style-name="P18"><text:s text:c="26"/>associationEndName="contactPerson"/&gt;</text:p>
            <text:p text:style-name="P18"><text:s text:c="9"/>&lt;mif:derivedFrom staticModelDerivationId="3" className="ContactParty"</text:p>
            <text:p text:style-name="P18"><text:s text:c="26"/>associationEndName="contactPerson"/&gt;</text:p>
            <text:p text:style-name="P18"><text:s text:c="6"/>&lt;/mif:traversableConnection&gt;</text:p>
            <text:p text:style-name="P18"><text:s text:c="6"/>&lt;mif:nonTraversableConnection participantClassName="ContactParty"&gt;</text:p>
            <text:p text:style-name="P18"><text:s text:c="9"/>&lt;mif:derivedFrom staticModelDerivationId="1" className="Entity" associationEndName="playedRole"/&gt;</text:p>
            <text:p text:style-name="P18"><text:soft-page-break/><text:s text:c="6"/>&lt;/mif:nonTraversableConnection&gt;</text:p>
            <text:p text:style-name="P18"><text:s text:c="3"/>&lt;/mif:association&gt;</text:p>
          </table:table-cell>
          <table:table-cell table:style-name="Table1.C2" office:value-type="string">
            <text:p text:style-name="P7"><text:span text:style-name="T7">DirectedAssociation </text:span><text:span text:style-name="T4">/ </text:span><text:span text:style-name="T7">EA Connector</text:span></text:p>
            <text:p text:style-name="P23"/>
            <text:p text:style-name="P9"><text:span text:style-name="T10">target (traversable)= Person, end = </text:span><text:span text:style-name="T10">contactPerson</text:span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source (nonTraversable) = ContactParty,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6" office:value-type="string">
            <text:p text:style-name="Table_20_Contents">../<text:span text:style-name="T21">containedClass /class</text:span></text:p>
          </table:table-cell>
          <table:table-cell table:style-name="Table1.A16" office:value-type="string">
            <text:p text:style-name="P37"><text:s text:c="2"/>&lt;mif:containedClass&gt;</text:p>
            <text:p text:style-name="P37"><text:s text:c="6"/>&lt;mif:class graphicLinkId="07430B69-6C59-8459-C652-BDDC5625577A" name="PrincipalChoiceList"</text:p>
            <text:p text:style-name="P37"><text:s text:c="17"/>isAbstract="true"&gt;</text:p>
            <text:p text:style-name="P37"><text:s text:c="9"/>&lt;mif:derivedFrom staticModelDerivationId="1" className="Entity"/&gt;</text:p>
            <text:p text:style-name="P37"><text:s text:c="9"/>&lt;mif:derivedFrom staticModelDerivationId="2" className="PrincipalChoiceList"/&gt;</text:p>
            <text:p text:style-name="P37"><text:s text:c="9"/>&lt;mif:derivedFrom staticModelDerivationId="3" className="PrincipalChoiceList"/&gt;</text:p>
            <text:p text:style-name="P37"><text:s text:c="9"/>&lt;mif:childClass graphicLinkId="B5B4294A-D60E-60DE-6B99-26DEDF8BB4FB" sortKey="001"</text:p>
            <text:p text:style-name="P37"><text:s text:c="25"/>name="Person"/&gt;</text:p>
            <text:p text:style-name="P37"><text:s text:c="6"/>&lt;/mif:class&gt;</text:p>
            <text:p text:style-name="P37"><text:s text:c="3"/>&lt;/mif:containedClass&gt;</text:p>
          </table:table-cell>
          <table:table-cell table:style-name="Table1.C16" office:value-type="string">
            <text:p text:style-name="P38">(empty) Class with child Classes</text:p>
            <text:p text:style-name="P38">empty class is “abstract” class with base of childs + stereotype &lt;choice&gt;</text:p>
            <text:p text:style-name="P38"/>
            <text:p text:style-name="P39">How do I recognize this is a Choice? Just because it has child classes?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6" office:value-type="string">
            <text:p text:style-name="Table_20_Contents">../<text:span text:style-name="T20">containedClass / commonModelElementRef</text:span></text:p>
          </table:table-cell>
          <table:table-cell table:style-name="Table1.A16" office:value-type="string">
            <text:p text:style-name="P40"><text:s text:c="3"/>&lt;mif:containedClass&gt;</text:p>
            <text:p text:style-name="P40"><text:s text:c="6"/>&lt;mif:commonModelElementRef graphicLinkId="81F92CAB-8DBE-A853-AA0B-654B9A5AA3B9"</text:p>
            <text:p text:style-name="P40"><text:s text:c="33"/>name="E_OrganizationInformational"</text:p>
            <text:p text:style-name="P40"><text:s text:c="33"/>cmetName="E_OrganizationInformational"&gt;</text:p>
            <text:p text:style-name="P40"><text:s text:c="9"/>&lt;mif:derivedFrom staticModelDerivationId="1" className="Organization"/&gt;</text:p>
            <text:p text:style-name="P40"><text:s text:c="9"/>&lt;mif:derivedFrom staticModelDerivationId="2" className="E_OrganizationInformational"/&gt;</text:p>
            <text:p text:style-name="P40"><text:s text:c="9"/>&lt;mif:derivedFrom staticModelDerivationId="3" className="E_OrganizationInformational"/&gt;</text:p>
            <text:p text:style-name="P40"><text:s text:c="9"/>&lt;mif:definingVocabulary&gt;</text:p>
            <text:p text:style-name="P40"><text:soft-page-break/><text:s text:c="12"/>&lt;mif:code codeSystemName="EntityClass" code="ORG"/&gt;</text:p>
            <text:p text:style-name="P40"><text:s text:c="9"/>&lt;/mif:definingVocabulary&gt;</text:p>
            <text:p text:style-name="P40"><text:s text:c="6"/>&lt;/mif:commonModelElementRef&gt;</text:p>
            <text:p text:style-name="P40"><text:s text:c="3"/>&lt;/mif:containedClass&gt;</text:p>
          </table:table-cell>
          <table:table-cell table:style-name="Table1.C16" office:value-type="string">
            <text:p text:style-name="P40">Reference another mode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P29"><draw:frame draw:style-name="fr1" draw:name="graphics2" text:anchor-type="as-char" svg:width="25.16cm" svg:height="14.822cm" draw:z-index="1"><draw:image xlink:href="Pictures/200000090000656500003BBEDF433AE5.svm" xlink:type="simple" xlink:show="embed" xlink:actuate="onLoad"/></draw:frame></text:p>
      <text:p text:style-name="Standard"><text:soft-page-break/><draw:frame draw:style-name="fr2" draw:name="graphics1" text:anchor-type="as-char" svg:width="19.71cm" svg:height="10.051cm" draw:z-index="0"><draw:image xlink:href="Pictures/2000000900004D0000002747459FF787.svm" xlink:type="simple" xlink:show="embed" xlink:actuate="onLoad"/></draw:frame></text:p>
      <text:p text:style-name="Standard"/>
      <text:p text:style-name="Standard"><text:soft-page-break/><draw:frame draw:style-name="fr2" draw:name="graphics3" text:anchor-type="as-char" svg:width="17.649cm" svg:height="10.479cm" draw:z-index="2"><draw:image xlink:href="Pictures/20000009000044F1000028EFDD590AEB.svm" xlink:type="simple" xlink:show="embed" xlink:actuate="onLoad"/></draw:frame></text:p>
      <text:p text:style-name="Standard"><text:soft-page-break/><draw:frame draw:style-name="fr2" draw:name="graphics4" text:anchor-type="as-char" svg:width="22.571cm" svg:height="17.912cm" draw:z-index="3"><draw:image xlink:href="Pictures/200000090000582A000045F9FB2B705B.svm" xlink:type="simple" xlink:show="embed" xlink:actuate="onLoad"/></draw:frame></text:p>
      <text:p text:style-name="Standard"><text:soft-page-break/><draw:frame draw:style-name="fr2" draw:name="graphics5" text:anchor-type="as-char" svg:width="20.772cm" svg:height="10.797cm" draw:z-index="4"><draw:image xlink:href="Pictures/200000090000512300002A2C56A3F708.svm" xlink:type="simple" xlink:show="embed" xlink:actuate="onLoad"/></draw:frame></text:p>
      <text:p text:style-name="Standard"/>
      <text:h text:style-name="P31" text:outline-level="1"><text:span text:style-name="T26">Detailed Mapping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Heading"><text:span text:style-name="T25">MIF Parent</text:span></text:p>
          </table:table-cell>
          <table:table-cell table:style-name="Table2.A1" office:value-type="string">
            <text:p text:style-name="Table_20_Heading"><text:span text:style-name="T25">MIF Element</text:span></text:p>
          </table:table-cell>
          <table:table-cell table:style-name="Table2.A1" office:value-type="string">
            <text:p text:style-name="Table_20_Heading"><text:span text:style-name="T25">MIF Attribute</text:span></text:p>
          </table:table-cell>
          <table:table-cell table:style-name="Table2.A1" office:value-type="string">
            <text:p text:style-name="Table_20_Heading"><text:span text:style-name="T25">UML Metaclass</text:span></text:p>
          </table:table-cell>
          <table:table-cell table:style-name="Table2.A1" office:value-type="string">
            <text:p text:style-name="Table_20_Heading"><text:span text:style-name="T25">UML Attribute</text:span></text:p>
          </table:table-cell>
          <table:table-cell table:style-name="Table2.F1" office:value-type="string">
            <text:p text:style-name="P30"><text:span text:style-name="T26">Example value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1"><text:span text:style-name="T25">class</text:span></text:p>
          </table:table-cell>
          <table:table-cell table:style-name="Table2.A2" office:value-type="string">
            <text:p text:style-name="P41"><text:span text:style-name="T25">attribute</text:span></text:p>
          </table:table-cell>
          <table:table-cell table:style-name="Table2.A2" office:value-type="string">
            <text:p text:style-name="P41"><text:span text:style-name="T25">name</text:span></text:p>
          </table:table-cell>
          <table:table-cell table:style-name="Table2.A2" office:value-type="string">
            <text:p text:style-name="P41"><text:span text:style-name="T25">Class Feature</text:span></text:p>
          </table:table-cell>
          <table:table-cell table:style-name="Table2.A2" office:value-type="string">
            <text:p text:style-name="P41"><text:span text:style-name="T25">name</text:span></text:p>
          </table:table-cell>
          <table:table-cell table:style-name="Table2.F2" office:value-type="string">
            <text:p text:style-name="P43"><text:span text:style-name="T26">code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sortKey</text:span></text:p>
          </table:table-cell>
          <table:table-cell table:style-name="Table2.A2" office:value-type="string">
            <text:p text:style-name="P42"><text:span text:style-name="T25"/></text:p>
          </table:table-cell>
          <table:table-cell table:style-name="Table2.A2" office:value-type="string">
            <text:p text:style-name="P42"><text:span text:style-name="T25">implicit</text:span></text:p>
          </table:table-cell>
          <table:table-cell table:style-name="Table2.F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minimumMultiplicity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1"><text:span text:style-name="T25">Class Feature.minCardinality</text:span></text:p>
          </table:table-cell>
          <table:table-cell table:style-name="Table2.F2" office:value-type="string">
            <text:p text:style-name="P43"><text:span text:style-name="T26">code[0..1]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maximumMultiplicity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1"><text:span text:style-name="T25">Class Feature.maxCardinality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conformance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1"><text:span text:style-name="T25">always 'R', ignored now </text:span><text:span text:style-name="T26">or use qualifier?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mandatory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1"><text:span text:style-name="T25">tagged value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3"><text:span text:style-name="T26">immutable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3"><text:span text:style-name="T26">read-only</text:span></text:p>
          </table:table-cell>
          <table:table-cell table:style-name="Table2.F2" office:value-type="string">
            <text:p text:style-name="P43"><text:span text:style-name="T26"/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businessName</text:span></text:p>
          </table:table-cell>
          <table:table-cell table:style-name="Table2.A2" office:value-type="string">
            <text:p text:style-name="P41"><text:span text:style-name="T25">name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1"><text:span text:style-name="T25">alias</text:span>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type</text:span></text:p>
          </table:table-cell>
          <table:table-cell table:style-name="Table2.A2" office:value-type="string">
            <text:p text:style-name="P41"><text:span text:style-name="T25">name</text:span></text:p>
          </table:table-cell>
          <table:table-cell table:style-name="Table2.A2" office:value-type="string">
            <text:p text:style-name="P41"><text:span text:style-name="T25"/></text:p>
          </table:table-cell>
          <table:table-cell table:style-name="Table2.A2" office:value-type="string">
            <text:p text:style-name="P41"><text:span text:style-name="T25">type</text:span></text:p>
          </table:table-cell>
          <table:table-cell table:style-name="Table2.F2" office:value-type="string">
            <text:p text:style-name="P41"><text:span text:style-name="T25">CD</text:span></text:p>
          </table:table-cell>
        </table:table-row>
        <table:table-row>
          <table:table-cell table:style-name="Table2.A2" office:value-type="string">
            <text:p text:style-name="P41"><text:span text:style-name="T25">type</text:span></text:p>
          </table:table-cell>
          <table:table-cell table:style-name="Table2.A2" office:value-type="string">
            <text:p text:style-name="P41"><text:span text:style-name="T25">argumentDatatype</text:span></text:p>
          </table:table-cell>
          <table:table-cell table:style-name="Table2.A2" office:value-type="string">
            <text:p text:style-name="P41"><text:span text:style-name="T25">name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type&lt;argType&gt;</text:span></text:p>
          </table:table-cell>
          <table:table-cell table:style-name="Table2.F2" office:value-type="string">
            <text:p text:style-name="P41"><text:span text:style-name="T25">COLL&lt;CD&gt;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25">vocabulary...</text:span>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Roboto Cn1" svg:font-family="'Roboto Cn'" style:font-family-generic="swiss"/>
    <style:font-face style:name="Roboto Cn" svg:font-family="'Roboto C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Roboto Cn2" svg:font-family="'Roboto Cn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Cn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2:26:39.42</meta:creation-date>
    <dc:date>2013-07-01T09:01:40.15</dc:date>
    <meta:editing-duration>P1DT15H46M34S</meta:editing-duration>
    <meta:editing-cycles>36</meta:editing-cycles>
    <meta:generator>LibreOffice/4.0.4.2$Windows_x86 LibreOffice_project/9e9821abd0ffdbc09cd8c52eaa574fa09eb08f2</meta:generator>
    <meta:document-statistic meta:table-count="2" meta:image-count="5" meta:object-count="0" meta:page-count="11" meta:paragraph-count="193" meta:word-count="628" meta:character-count="8285" meta:non-whitespace-character-count="6840"/>
  </office:meta>
</office:document-meta>
</file>